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officeooo:rsid="0016a184" officeooo:paragraph-rsid="0016a184"/>
    </style:style>
    <style:style style:name="P2" style:family="paragraph" style:parent-style-name="Standard">
      <style:paragraph-properties fo:text-align="center" style:justify-single-word="false"/>
      <style:text-properties fo:language="en" fo:country="US" officeooo:rsid="0016a184" officeooo:paragraph-rsid="0016a184"/>
    </style:style>
    <style:style style:name="P3" style:family="paragraph" style:parent-style-name="Standard">
      <style:paragraph-properties fo:text-align="start" style:justify-single-word="false"/>
      <style:text-properties fo:language="en" fo:country="US" officeooo:rsid="0016a184" officeooo:paragraph-rsid="0016a184"/>
    </style:style>
    <style:style style:name="T1" style:family="text">
      <style:text-properties officeooo:rsid="0016fda0"/>
    </style:style>
    <style:style style:name="T2" style:family="text">
      <style:text-properties officeooo:rsid="0017657e"/>
    </style:style>
    <style:style style:name="T3" style:family="text">
      <style:text-properties officeooo:rsid="0018e230"/>
    </style:style>
    <style:style style:name="T4" style:family="text">
      <style:text-properties officeooo:rsid="001a3030"/>
    </style:style>
    <style:style style:name="T5" style:family="text">
      <style:text-properties officeooo:rsid="001b96dd"/>
    </style:style>
    <style:style style:name="T6" style:family="text">
      <style:text-properties officeooo:rsid="001d35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on Swenson</text:p>
      <text:p text:style-name="P1">3/12/2018</text:p>
      <text:p text:style-name="P1">CS 597 – Deep Learning</text:p>
      <text:p text:style-name="P1">Dr. Kennington</text:p>
      <text:p text:style-name="P2">Improving Object Classification with Spatial Knowledge</text:p>
      <text:p text:style-name="P3"><text:tab/>Typically, object classification software is r<text:span text:style-name="T5">u</text:span>n on images, a two-dimensional projection of a three-dimensional object. This is very useful in conjunction with digital cameras, as digital cameras only have one view. However, humans have two eyes and thus have depth information that these cameras don’t have. To emulate this spatial knowledge, an object may be captured at several different angles. This can be described as the “learning process,” where a set of captures of an object are each mapped onto a set of characteristic words for the object (i.e., blue, cube, small, etc.).</text:p>
      <text:p text:style-name="P3"><text:tab/>Using a robot like Cozmo, we can capture an object from multiple angles with a high amount of precision – knowing the exact distance and angle between each capture. This precision allows us to create different test-cases. For example, how does our model’s predictive capabilit<text:span text:style-name="T6">y</text:span> change if we change the distance between captures? How about if we add multiple, virtual “eyes,” captures that are a known distance apart, and process both in a model, together? Does this implicitly encode depth, as our brain does?</text:p>
      <text:p text:style-name="P3"><text:tab/><text:span text:style-name="T1">The input to the model would simply be the image data for a particular capture. We would use a convolutional neural network to process the image data more efficiently. If we wanted to perform the experiment linking two captures together (the virtual eyes concept above), we could initialize two separate networks that at some point cross, similar to how our brain’s visual neurons cross over in the optic chiasm (https://en.wikipedia.org/wiki/Optic_chiasm). That combinational layer could be structured as follows, pending further experimentation and investigation: For each output neuron of this layer, weight all input neurons from the same side (left eye vs right eye) as zero except the neuron in the same rank (same row, visualizing the network’s flow from left to right). Then, weight all input neurons from the opposite eye to that output neuron with a non-zero weight. After this combinational step, we could have more convolutional layers that combine the neurons from both eyes.</text:span></text:p>
      <text:p text:style-name="P3"><text:tab/><text:span text:style-name="T2">Another option to combine the visual data from both eyes into spatial information is to use an idea borrowed from 3D rendering: a depth buffer. We could train a separate network that, when presented with two images, generates a depth buffer (grayscale image representing the depth of each pixel in the view), then, we could bring that depth information as an additional set of input nodes to our classification network. However, how could we train such a thing? Having a network explicitly generate a depth buffer requires training examples with labeled depth buffers. We could potentially rig something up inside a virtual environment like a game, taking two screenshots for each eye, then storing the depth buffer for the midpoint between the eyes. However, such a rig would require some careful thought, scripting, and examination of game engine code/API to see how to achieve such a thing. The work that would be required would be too much for this project. Instead, we will just experiment with models that implicitly, rather than explicitly, have depth information.</text:span></text:p>
      <text:p text:style-name="P3"><text:tab/><text:span text:style-name="T3">One last method would be to generate some sort of 3D model representation of the object, given enough training captures of the object. Then, instead of passing a depth buffer into the network, we pass the points/faces for the 3D mesh into the model. There are frameworks out that do this already, and it might be an interesting idea to check out. However, I haven’t messed with any of that since 2012, but it’s definitely something I’ll investigate further.</text:span></text:p>
      <text:p text:style-name="P3"><text:tab/>For the output classes, the multiple descriptive words of the object, we can use word2vec encoding. Our model would have a limit to how many words it can produce to keep the NN size down. Initially, I decided on 10 descriptors, concatenated. As vectors in 300-space, this would create a flattened 3000-node output. However, since the output nodes are real numbers, they may not produce the exact vector for a word, but, rather, an approximation. This part of the process would likely be the <text:soft-page-break/>most egregious computation: for each word in the word2vec dictionary, compare its distance to each output vector. Then, pick the word that is the closest to each of the 10 vectors.</text:p>
      <text:p text:style-name="P3"><text:tab/><text:span text:style-name="T1">Caveat: What if we’ve only trained the model with two or three descriptors for a particular object? Then, seven of those vector outputs will give bogus output. Would we want a cutoff distance, that if every word in the word2vec dictionary is over that cutoff distance, we do not represent that word in the output at all?</text:span></text:p>
      <text:p text:style-name="P3"><text:tab/><text:span text:style-name="T1">Caveat: In the context of learning throughout multiple sessions with multiple people, what happens if person 1 and person 2 both give one descriptor that is the same, but in a different order? To place the training words into the correct position in the output layer, we could examine the output of the network, then pick the position of the output vector that is closest to that word. I hypothesize that this ensures that, as the model is trained, since it becomes a better and better approximation of all the previous training sessions, the output vector that is closest to the actual word is the “slot” that that word is supposed to go into.</text:span></text:p>
      <text:p text:style-name="P3"><text:tab/><text:span text:style-name="T4">Please let me know what you think of my ideas! I will continue reading through the papers that you directed me towards. Maybe they will give me better clues on how to improve on this challe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3:36:37.161581889</meta:creation-date>
    <dc:date>2018-03-12T14:39:45.219592625</dc:date>
    <meta:editing-duration>PT27M11S</meta:editing-duration>
    <meta:editing-cycles>7</meta:editing-cycles>
    <meta:generator>LibreOffice/6.0.2.1.0$Linux_X86_64 LibreOffice_project/00m0$Build-1</meta:generator>
    <meta:document-statistic meta:table-count="0" meta:image-count="0" meta:object-count="0" meta:page-count="2" meta:paragraph-count="14" meta:word-count="923" meta:character-count="5557" meta:non-whitespace-character-count="4637"/>
  </office:meta>
</office:document-meta>
</file>